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4" style:family="table">
      <style:table-properties style:width="15.997cm" table:align="left" style:writing-mode="lr-tb"/>
    </style:style>
    <style:style style:name="Tableau34.A" style:family="table-column">
      <style:table-column-properties style:column-width="1.99cm"/>
    </style:style>
    <style:style style:name="Tableau34.B" style:family="table-column">
      <style:table-column-properties style:column-width="0.639cm"/>
    </style:style>
    <style:style style:name="Tableau34.C" style:family="table-column">
      <style:table-column-properties style:column-width="4.625cm"/>
    </style:style>
    <style:style style:name="Tableau34.D" style:family="table-column">
      <style:table-column-properties style:column-width="1.674cm"/>
    </style:style>
    <style:style style:name="Tableau34.E" style:family="table-column">
      <style:table-column-properties style:column-width="1.279cm"/>
    </style:style>
    <style:style style:name="Tableau34.F" style:family="table-column">
      <style:table-column-properties style:column-width="1.626cm"/>
    </style:style>
    <style:style style:name="Tableau34.G" style:family="table-column">
      <style:table-column-properties style:column-width="4.165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style:font-name="Arial" fo:font-style="normal" fo:font-weight="bold" officeooo:rsid="001eb05a" officeooo:paragraph-rsid="00210f03" style:font-style-asian="normal" style:font-weight-asian="bold" style:font-name-complex="Arial1" style:font-style-complex="normal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officeooo:paragraph-rsid="00210f03" style:font-name-complex="Arial1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0f03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0f03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style="italic" fo:font-weight="bold" officeooo:rsid="0026be18" officeooo:paragraph-rsid="0026be18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weight="bold" officeooo:paragraph-rsid="00210f03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weight="bold" officeooo:rsid="0024da9e" officeooo:paragraph-rsid="0024da9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font-weight="bold" officeooo:rsid="002bd86b" officeooo:paragraph-rsid="002bd86b"/>
    </style:style>
    <style:style style:name="P1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c679" officeooo:paragraph-rsid="0022c679" fo:background-color="#ffffff" style:font-size-asian="8pt" style:font-size-complex="8pt"/>
    </style:style>
    <style:style style:name="P1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30ca6a" officeooo:paragraph-rsid="0030ca6a" fo:background-color="#ffffff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30ca6a" officeooo:paragraph-rsid="0030ca6a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fo:font-weight="normal" officeooo:rsid="0030ca6a" officeooo:paragraph-rsid="0030ca6a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83a5d" officeooo:paragraph-rsid="00283a5d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officeooo:rsid="00283a5d" officeooo:paragraph-rsid="00283a5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bd86b" officeooo:paragraph-rsid="002bd86b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6914d" officeooo:paragraph-rsid="0026914d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weight="normal" officeooo:rsid="0030ca6a" officeooo:paragraph-rsid="0030ca6a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0ca6a" officeooo:paragraph-rsid="0030ca6a" style:font-size-asian="12pt" style:font-size-complex="12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30ca6a" officeooo:paragraph-rsid="0030ca6a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283a5d" officeooo:paragraph-rsid="002b3833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a6622" officeooo:paragraph-rsid="002b3833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0d87b1" officeooo:paragraph-rsid="00210f03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2a938" officeooo:paragraph-rsid="00210f03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26e5c5" officeooo:paragraph-rsid="00210f03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055a" officeooo:paragraph-rsid="00210f03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33f0d7" officeooo:paragraph-rsid="00210f03" style:font-size-asian="12pt" style:font-size-complex="12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e7ee" officeooo:paragraph-rsid="00210f03" style:font-size-asian="12pt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/>
      <style:text-properties style:font-name="Liberation Serif" fo:font-size="12pt" officeooo:rsid="0038f6d0" officeooo:paragraph-rsid="00210f03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0c60f6" officeooo:paragraph-rsid="00210f03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1a66d" officeooo:paragraph-rsid="0031a66d" style:font-size-asian="12pt" style:font-size-complex="12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1a66d" officeooo:paragraph-rsid="00339a97" style:font-size-asian="12pt" style:font-size-complex="12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31a66d" officeooo:paragraph-rsid="0031a66d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/>
      <style:text-properties style:font-name="Liberation Serif" fo:font-size="12pt" officeooo:rsid="000c60f6" officeooo:paragraph-rsid="00210f03" fo:background-color="#ffffff" style:font-size-asian="12pt" style:font-size-complex="12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34e627" officeooo:paragraph-rsid="0034e627"/>
    </style:style>
    <style:style style:name="P39" style:family="paragraph" style:parent-style-name="Table_20_Contents">
      <style:paragraph-properties fo:margin-left="0.751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26be18" officeooo:paragraph-rsid="0026be18"/>
    </style:style>
    <style:style style:name="T1" style:family="text">
      <style:text-properties officeooo:rsid="0023d45e"/>
    </style:style>
    <style:style style:name="T2" style:family="text">
      <style:text-properties officeooo:rsid="002bd86b"/>
    </style:style>
    <style:style style:name="T3" style:family="text">
      <style:text-properties officeooo:rsid="002f828b"/>
    </style:style>
    <style:style style:name="T4" style:family="text">
      <style:text-properties officeooo:rsid="0030ca6a"/>
    </style:style>
    <style:style style:name="T5" style:family="text">
      <style:text-properties officeooo:rsid="00339a97"/>
    </style:style>
    <style:style style:name="T6" style:family="text">
      <style:text-properties officeooo:rsid="0034fc3c"/>
    </style:style>
    <style:style style:name="T7" style:family="text">
      <style:text-properties officeooo:rsid="0036bc8a"/>
    </style:style>
    <style:style style:name="T8" style:family="text">
      <style:text-properties officeooo:rsid="003734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 table:style-name="TableLine1450955389888">
          <table:table-cell table:style-name="Tableau34.A1" table:number-columns-spanned="7" office:value-type="string">
            <text:p text:style-name="P3">Fiche de test <text:span text:style-name="T1">unitaire </text:span><text:span text:style-name="T6">(matérie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955443744">
          <table:table-cell table:style-name="Tableau34.A2" table:number-columns-spanned="2" office:value-type="string">
            <text:p text:style-name="P8">Nature : </text:p>
          </table:table-cell>
          <table:covered-table-cell/>
          <table:table-cell table:style-name="Tableau34.A2" table:number-columns-spanned="2" office:value-type="string">
            <text:p text:style-name="P17">Fonctionnel</text:p>
          </table:table-cell>
          <table:covered-table-cell/>
          <table:table-cell table:style-name="Tableau34.A2" table:number-columns-spanned="2" office:value-type="string">
            <text:p text:style-name="P8">Référence : </text:p>
          </table:table-cell>
          <table:covered-table-cell/>
          <table:table-cell table:style-name="Tableau34.G2" office:value-type="string">
            <text:p text:style-name="P17">F1.1</text:p>
          </table:table-cell>
        </table:table-row>
        <table:table-row table:style-name="TableLine1450955440480">
          <table:table-cell table:style-name="Tableau34.A2" table:number-columns-spanned="2" office:value-type="string">
            <text:p text:style-name="P8">Module : </text:p>
          </table:table-cell>
          <table:covered-table-cell/>
          <table:table-cell table:style-name="Tableau34.G2" table:number-columns-spanned="5" office:value-type="string">
            <text:p text:style-name="P5">Clas<text:span text:style-name="T2">sse Sigfox (cas d’utilisation EmettreTrameSigfox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450955444016">
          <table:table-cell table:style-name="Tableau34.A2" table:number-columns-spanned="2" office:value-type="string">
            <text:p text:style-name="P8">Objectif :</text:p>
          </table:table-cell>
          <table:covered-table-cell/>
          <table:table-cell table:style-name="Tableau34.G2" table:number-columns-spanned="5" office:value-type="string">
            <text:p text:style-name="P38">Vérifier que le matériel est prêt à être utiliser</text:p>
          </table:table-cell>
          <table:covered-table-cell/>
          <table:covered-table-cell/>
          <table:covered-table-cell/>
          <table:covered-table-cell/>
        </table:table-row>
        <table:table-row table:style-name="TableLine1450955450272">
          <table:table-cell table:style-name="Tableau34.A2" table:number-columns-spanned="2" office:value-type="string">
            <text:p text:style-name="P9">Date :</text:p>
          </table:table-cell>
          <table:covered-table-cell/>
          <table:table-cell table:style-name="Tableau34.G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Line1450955444832">
          <table:table-cell table:style-name="Tableau34.G2" table:number-columns-spanned="7" office:value-type="string">
            <text:p text:style-name="P4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955448640">
          <table:table-cell table:style-name="Tableau34.A2" table:number-columns-spanned="5" office:value-type="string">
            <text:p text:style-name="P6">État initial du module</text:p>
          </table:table-cell>
          <table:covered-table-cell/>
          <table:covered-table-cell/>
          <table:covered-table-cell/>
          <table:covered-table-cell/>
          <table:table-cell table:style-name="Tableau34.G2" table:number-columns-spanned="2" office:value-type="string">
            <text:p text:style-name="P6">Environnement du test</text:p>
          </table:table-cell>
          <table:covered-table-cell/>
        </table:table-row>
        <table:table-row table:style-name="TableLine1450955445920">
          <table:table-cell table:style-name="Tableau34.A2" table:number-columns-spanned="2" office:value-type="string">
            <text:p text:style-name="P7">Programme</text:p>
          </table:table-cell>
          <table:covered-table-cell/>
          <table:table-cell table:style-name="Tableau34.A2" table:number-columns-spanned="3" office:value-type="string">
            <text:p text:style-name="P10"/>
          </table:table-cell>
          <table:covered-table-cell/>
          <table:covered-table-cell/>
          <table:table-cell table:style-name="Tableau34.G2" table:number-columns-spanned="2" office:value-type="string">
            <text:p text:style-name="P18">PC Linux </text:p>
            <text:p text:style-name="P17">+ esp32 connecté en USB avec module sigfox <text:span text:style-name="T3">(non suspendu)</text:span> connecté sur les broches 2<text:span text:style-name="T7">6</text:span> (<text:span text:style-name="T7">T</text:span>X_ESP) et 27(<text:span text:style-name="T7">R</text:span>X_ESP) de l’esp</text:p>
            <text:p text:style-name="P17">Accès au backend sigfox + compte utilisateur</text:p>
          </table:table-cell>
          <table:covered-table-cell/>
        </table:table-row>
        <table:table-row table:style-name="TableLine1450955452176">
          <table:table-cell table:style-name="Tableau34.G2" table:number-columns-spanned="7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955439664">
          <table:table-cell table:style-name="Tableau34.G2" table:number-columns-spanned="7" office:value-type="string">
            <text:p text:style-name="P39">L’esp32 est sous tension. Le module SigFox est connecté à l’esp3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955452448">
          <table:table-cell table:style-name="Tableau34.G2" table:number-columns-spanned="7" office:value-type="string">
            <text:p text:style-name="P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955453264">
          <table:table-cell table:style-name="Tableau34.G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50955436400">
          <table:table-cell table:style-name="Tableau34.A2" office:value-type="string">
            <text:p text:style-name="P6">Repère</text:p>
          </table:table-cell>
          <table:table-cell table:style-name="Tableau34.A2" table:number-columns-spanned="2" office:value-type="string">
            <text:p text:style-name="P6">Opérations</text:p>
          </table:table-cell>
          <table:covered-table-cell/>
          <table:table-cell table:style-name="Tableau34.G2" table:number-columns-spanned="4" office:value-type="string">
            <text:p text:style-name="P6">Résultats attendus</text:p>
          </table:table-cell>
          <table:covered-table-cell/>
          <table:covered-table-cell/>
          <table:covered-table-cell/>
        </table:table-row>
        <table:table-row table:style-name="TableLine1450955470672">
          <table:table-cell table:style-name="Tableau34.A2" office:value-type="string">
            <text:p text:style-name="P14">1</text:p>
          </table:table-cell>
          <table:table-cell table:style-name="Tableau34.A2" table:number-columns-spanned="2" office:value-type="string">
            <text:p text:style-name="P19">Vérifier si le module Sigfox et son antenne sont bien connecté à l’esp<text:span text:style-name="T8">32</text:span></text:p>
          </table:table-cell>
          <table:covered-table-cell/>
          <table:table-cell table:style-name="Tableau34.G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Line1450955469312">
          <table:table-cell table:style-name="Tableau34.A15" office:value-type="string">
            <text:p text:style-name="P13">2</text:p>
          </table:table-cell>
          <table:table-cell table:style-name="Tableau34.A15" table:number-columns-spanned="2" office:value-type="string">
            <text:p text:style-name="P20">Vérifier que l’esp<text:span text:style-name="T8">32</text:span> est bien connecté à l’ordi via un câble USB, si ce n’est pas le cas, le faire</text:p>
          </table:table-cell>
          <table:covered-table-cell/>
          <table:table-cell table:style-name="Tableau34.G2" table:number-columns-spanned="4" office:value-type="string">
            <text:p text:style-name="P21">La/les led(s) de l’esp est/sont allumée(s)</text:p>
          </table:table-cell>
          <table:covered-table-cell/>
          <table:covered-table-cell/>
          <table:covered-table-cell/>
        </table:table-row>
        <table:table-row table:style-name="TableLine1450955455440">
          <table:table-cell table:style-name="Tableau34.A15" office:value-type="string">
            <text:p text:style-name="P13">3</text:p>
          </table:table-cell>
          <table:table-cell table:style-name="Tableau34.A15" table:number-columns-spanned="2" office:value-type="string">
            <text:p text:style-name="P34">- Accéder au backend de sigfox (<text:a xlink:type="simple" xlink:href="https://backend.sigfox.com/auth/login" text:style-name="Internet_20_link" text:visited-style-name="Visited_20_Internet_20_Link">https://backend.sigfox.com/auth/login</text:a>)</text:p>
            <text:p text:style-name="P34">- Se connecter avec un compte utilisateur</text:p>
            <text:p text:style-name="P35">- Naviguer dans Device</text:p>
            <text:p text:style-name="P35"><text:span text:style-name="T5">- V</text:span>érifier le statut de communication ainsi que le « token state » du module qui correspond (regarder l’ID) en passant la souris sur chacun d’entre eux</text:p>
          </table:table-cell>
          <table:covered-table-cell/>
          <table:table-cell table:style-name="Tableau34.G2" table:number-columns-spanned="4" office:value-type="string">
            <text:p text:style-name="P36">- Le statut de communication affiche « communication allowed » en passant la souris sur le point blanc de la colonne « communication state » sur la ligne qui concerne le module utilisé</text:p>
            <text:p text:style-name="P36"/>
            <text:p text:style-name="P36">- le « Token state » affiche « OK » en passant la souris <text:span text:style-name="T5">sur l’icone de la colonne « token state » sur la ligne qui concerne le module utilisé</text:span></text:p>
          </table:table-cell>
          <table:covered-table-cell/>
          <table:covered-table-cell/>
          <table:covered-table-cell/>
        </table:table-row>
        <table:table-row table:style-name="TableLine1450955453808">
          <table:table-cell table:style-name="Tableau34.A15" office:value-type="string">
            <text:p text:style-name="P13">4</text:p>
          </table:table-cell>
          <table:table-cell table:style-name="Tableau34.A15" table:number-columns-spanned="2" office:value-type="string">
            <text:p text:style-name="P23"/>
          </table:table-cell>
          <table:covered-table-cell/>
          <table:table-cell table:style-name="Tableau34.G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Line1450955454352">
          <table:table-cell table:style-name="Tableau34.A15" office:value-type="string">
            <text:p text:style-name="P13">5</text:p>
          </table:table-cell>
          <table:table-cell table:style-name="Tableau34.A15" table:number-columns-spanned="2" office:value-type="string">
            <text:p text:style-name="P25"/>
          </table:table-cell>
          <table:covered-table-cell/>
          <table:table-cell table:style-name="Tableau34.G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Line1450955460064">
          <table:table-cell table:style-name="Tableau34.A15" office:value-type="string">
            <text:p text:style-name="P13">6</text:p>
          </table:table-cell>
          <table:table-cell table:style-name="Tableau34.A15" table:number-columns-spanned="2" office:value-type="string">
            <text:p text:style-name="P24"/>
          </table:table-cell>
          <table:covered-table-cell/>
          <table:table-cell table:style-name="Tableau34.G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ext:soft-page-break/>
        <table:table-row table:style-name="TableLine1450955458432">
          <table:table-cell table:style-name="Tableau34.A15" office:value-type="string">
            <text:p text:style-name="P13">7</text:p>
          </table:table-cell>
          <table:table-cell table:style-name="Tableau34.A15" table:number-columns-spanned="2" office:value-type="string">
            <text:p text:style-name="P27"/>
          </table:table-cell>
          <table:covered-table-cell/>
          <table:table-cell table:style-name="Tableau34.G2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eLine1450955461424">
          <table:table-cell table:style-name="Tableau34.A15" office:value-type="string">
            <text:p text:style-name="P12">8</text:p>
          </table:table-cell>
          <table:table-cell table:style-name="Tableau34.A15" table:number-columns-spanned="2" office:value-type="string">
            <text:p text:style-name="P29"/>
          </table:table-cell>
          <table:covered-table-cell/>
          <table:table-cell table:style-name="Tableau34.G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Line1450955457072">
          <table:table-cell table:style-name="Tableau34.A15" office:value-type="string">
            <text:p text:style-name="P12">9</text:p>
          </table:table-cell>
          <table:table-cell table:style-name="Tableau34.A15" table:number-columns-spanned="2" office:value-type="string">
            <text:p text:style-name="P31"/>
          </table:table-cell>
          <table:covered-table-cell/>
          <table:table-cell table:style-name="Tableau34.G2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 table:style-name="TableLine1450955458704">
          <table:table-cell table:style-name="Tableau34.A15" office:value-type="string">
            <text:p text:style-name="P12">10</text:p>
          </table:table-cell>
          <table:table-cell table:style-name="Tableau34.A15" table:number-columns-spanned="2" office:value-type="string">
            <text:p text:style-name="P33"/>
          </table:table-cell>
          <table:covered-table-cell/>
          <table:table-cell table:style-name="Tableau34.G2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Line1450955461696">
          <table:table-cell table:style-name="Tableau34.A15" office:value-type="string">
            <text:p text:style-name="P11">1<text:span text:style-name="T4">1</text:span></text:p>
          </table:table-cell>
          <table:table-cell table:style-name="Tableau34.A15" table:number-columns-spanned="2" office:value-type="string">
            <text:p text:style-name="P33"/>
          </table:table-cell>
          <table:covered-table-cell/>
          <table:table-cell table:style-name="Tableau34.G2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0:27:38.181200412</meta:creation-date>
    <dc:date>2021-05-03T21:18:05.074000000</dc:date>
    <meta:editing-duration>PT5H21M41S</meta:editing-duration>
    <meta:editing-cycles>17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43" meta:word-count="250" meta:character-count="1406" meta:non-whitespace-character-count="1195"/>
  </office:meta>
</office:document-meta>
</file>